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TC Regular" svg:font-family="'Noto Sans CJK TC Regular'"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8pt" style:font-size-asian="18pt" style:font-size-complex="18pt"/>
    </style:style>
    <style:style style:name="P3"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4" style:family="paragraph" style:parent-style-name="List_20_Paragraph" style:list-style-name="WWNum2">
      <style:text-properties fo:font-size="20pt" style:font-size-asian="20pt" style:font-size-complex="20pt"/>
    </style:style>
    <style:style style:name="P5" style:family="paragraph" style:parent-style-name="List_20_Paragraph" style:list-style-name="WWNum1">
      <style:paragraph-properties fo:text-align="justify" style:justify-single-word="false"/>
      <style:text-properties fo:font-size="18pt" style:font-size-asian="18pt" style:font-size-complex="18pt"/>
    </style:style>
    <style:style style:name="T1" style:family="text">
      <style:text-properties fo:font-size="14pt" style:font-size-asian="14pt"/>
    </style:style>
    <style:style style:name="T2" style:family="text">
      <style:text-properties style:font-name="標楷體" style:font-name-asian="標楷體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第三課 <text:s/>認識人</text:p>
      <text:p text:style-name="P1">問題討論</text:p>
      <text:list xml:id="list3738720028902918455" text:style-name="WWNum2">
        <text:list-item>
          <text:p text:style-name="P4">人和人遠或相近的動物進化來的？</text:p>
        </text:list-item>
        <text:list-item>
          <text:p text:style-name="P4">人和動物一樣地位平等？</text:p>
        </text:list-item>
        <text:list-item>
          <text:p text:style-name="P4">人性本善或本惡？</text:p>
        </text:list-item>
      </text:list>
      <text:p text:style-name="P1"/>
      <text:p text:style-name="P2">認識人</text:p>
      <text:list xml:id="list6452438408337062046" text:style-name="WWNum1">
        <text:list-item>
          <text:p text:style-name="P5"><text:span text:style-name="T2">「耶和華神用地上的塵土造人，將生命之氣吹進他的鼻孔，這人就成了有靈的活人。」</text:span>(創2:7)「<text:span text:style-name="T2">我要稱謝你，因我受造奇妙可畏，你的作為奇妙，這是我心深知道的。」</text:span>(詩139:14)人源自於上帝的創造。進化論是物競天擇的隨機演化，高度智慧物種的演化需要極長的時間，可能性極微。即使人類是演化而來，若不是造物主，生命起源和目的都是謎團。</text:p>
        </text:list-item>
        <text:list-item>
          <text:p text:style-name="P5">人類受造有其目的，有如杯子的主要目的是盛水飲用，錶的主要目的是呈現時間。聖經指出人類普遍的受造目的之一是管理世界；更精準地說是代管世界，將來有一天要世界原本的主人會按公義審問人類的管理是否出了問題。<text:span text:style-name="T2">神說：「我們要照着我們的形像，按着我們的樣式造人，使他們管理海裏的魚、天空的鳥、地上的牲畜和全地，以及地上爬的一切爬行動物。</text:span>」(創1:26)</text:p>
        </text:list-item>
        <text:list-item>
          <text:p text:style-name="P5"><text:soft-page-break/>人有神的形象，並且有原來受造的目的，但卻離開原有的目的，這是功能性的偏離。「<text:span text:style-name="T2">因為世人都犯了罪，虧缺了神的榮耀。」</text:span>(羅3:23)「<text:span text:style-name="T2">因為在你面前，凡活着的人沒有一個是義的。</text:span>」(詩143:2a)人有神的形象，並且原來有神的公義慈愛，但卻選擇貪婪自利，這是本質性的偏離。聖經把人從神形象的偏離稱為罪；罪就是扭曲、偏離、誤用，造成人與神的關係破裂。人性本善源自神的創造，人性本惡源自人的墮落，好像壓扁的易開罐，它仍是易開罐，但不是原來的易開罐。</text:p>
        </text:list-item>
        <text:list-item>
          <text:p text:style-name="P5">因罪性，人也許科技知識進步，但道德卻難以進展，最終的結果是朝彼此傷害；恐怕科技愈好，扭曲愈大。「<text:span text:style-name="T2">民要攻打民，國要攻打國，多處必有地震、饑荒。</text:span>」(可13:8a)「<text:span text:style-name="T2">兄弟要把兄弟、父親要把兒女置於死地；兒女要起來與父母為敵，害死他們。</text:span>」(可13:12)</text:p>
        </text:list-item>
        <text:list-item>
          <text:p text:style-name="P5">「<text:span text:style-name="T2">因為罪的代價是死亡。</text:span>」(羅6:23a)人偏離神之後，沒有生命源頭就必然走向死亡，就如樹枝砍下後一時間不會立即死亡，但是因為沒有生命源頭，必然漸漸枯萎死去；在個人靈命如此，在人類全體命運上也是如此。人唯一的出路是接回源頭，恢復人和神的關係。</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Calibri" svg:font-family="Calibri"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TC Regular" svg:font-family="'Noto Sans CJK TC Regular'" style:font-family-generic="system" style:font-pitch="variable"/>
    <style:font-face style:name="新細明體"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李俊佑</meta:initial-creator>
    <meta:editing-cycles>24</meta:editing-cycles>
    <meta:creation-date>2016-10-17T10:11:00</meta:creation-date>
    <dc:date>2016-10-17T21:54:38.173709977</dc:date>
    <meta:editing-duration>PT3H36M47S</meta:editing-duration>
    <meta:generator>LibreOffice/5.1.4.2$Linux_X86_64 LibreOffice_project/10m0$Build-2</meta:generator>
    <meta:document-statistic meta:table-count="0" meta:image-count="0" meta:object-count="0" meta:page-count="2" meta:paragraph-count="11" meta:word-count="808" meta:character-count="856" meta:non-whitespace-character-count="854"/>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